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fo:font-weight="normal" officeooo:rsid="00102f73" officeooo:paragraph-rsid="00102f73" style:font-size-asian="8.75pt" style:font-weight-asian="normal" style:font-size-complex="10pt" style:font-weight-complex="normal"/>
    </style:style>
    <style:style style:name="P2" style:family="paragraph" style:parent-style-name="Standard">
      <style:text-properties style:font-name="arial" fo:font-size="10pt" fo:font-weight="bold" officeooo:rsid="00102f73" officeooo:paragraph-rsid="00102f73" style:font-size-asian="8.75pt" style:font-weight-asian="bold" style:font-size-complex="10pt" style:font-weight-complex="bold"/>
    </style:style>
    <style:style style:name="P3" style:family="paragraph" style:parent-style-name="Standard">
      <style:text-properties style:font-name="arial" fo:font-size="10pt" fo:font-weight="normal" officeooo:rsid="00102f73" officeooo:paragraph-rsid="00102f73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arial" fo:font-size="10pt" fo:font-weight="normal" officeooo:rsid="00119f3a" officeooo:paragraph-rsid="00119f3a" style:font-size-asian="8.75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sign Elements: </text:p>
      <text:p text:style-name="P1"/>
      <text:p text:style-name="P1">1. Interactive Website dependent on the Scroll Position’</text:p>
      <text:p text:style-name="P1">2. You an have an animated terminal that has like → npm start and then loading scripts etc. then the website fades into view.</text:p>
      <text:p text:style-name="P1">3. Then you need to open up a beautiful interactive website that you can scroll down and your <text:span text:style-name="T1">core</text:span> skills, <text:span text:style-name="T1">accomplishments</text:span> and <text:span text:style-name="T1">personality </text:span>is drawn to attention.</text:p>
      <text:p text:style-name="P1"/>
      <text:p text:style-name="P4">I know how I can make this highly interactive! Every part of the side can be coded and then brought into view. So a react component that has a ‘terminal’ and I have preset code that it will execute. It will run it then a callback function will change the state and the actual part of the website will come into view.</text:p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5T11:26:33.017971337</meta:creation-date>
    <dc:date>2020-05-05T11:33:40.915321446</dc:date>
    <meta:editing-duration>PT6M44S</meta:editing-duration>
    <meta:editing-cycles>2</meta:editing-cycles>
    <meta:generator>LibreOffice/6.4.2.2$Linux_X86_64 LibreOffice_project/40$Build-2</meta:generator>
    <meta:document-statistic meta:table-count="0" meta:image-count="0" meta:object-count="0" meta:page-count="1" meta:paragraph-count="5" meta:word-count="123" meta:character-count="675" meta:non-whitespace-character-count="556"/>
  </office:meta>
</office:document-meta>
</file>